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20pt" officeooo:rsid="000c0fe4" officeooo:paragraph-rsid="000c0fe4" style:font-size-asian="17.5pt" style:font-size-complex="20pt"/>
    </style:style>
    <style:style style:name="P2" style:family="paragraph" style:parent-style-name="Preformatted_20_Text">
      <style:text-properties fo:font-size="20pt" style:text-underline-style="solid" style:text-underline-width="auto" style:text-underline-color="font-color" officeooo:rsid="000c0fe4" officeooo:paragraph-rsid="000c0fe4" style:font-size-asian="17.5pt" style:font-size-complex="20pt"/>
    </style:style>
    <style:style style:name="P3" style:family="paragraph" style:parent-style-name="Preformatted_20_Text">
      <style:text-properties fo:font-size="20pt" style:text-underline-style="solid" style:text-underline-width="auto" style:text-underline-color="font-color" officeooo:rsid="000eae0f" officeooo:paragraph-rsid="000eae0f" style:font-size-asian="17.5pt" style:font-size-complex="20pt"/>
    </style:style>
    <style:style style:name="P4" style:family="paragraph" style:parent-style-name="Preformatted_20_Text">
      <style:text-properties fo:font-size="14pt" officeooo:rsid="000c0fe4" officeooo:paragraph-rsid="000c0fe4" style:font-size-asian="12.25pt" style:font-size-complex="14pt"/>
    </style:style>
    <style:style style:name="P5" style:family="paragraph" style:parent-style-name="Preformatted_20_Text">
      <style:text-properties fo:font-size="14pt" style:text-underline-style="solid" style:text-underline-width="auto" style:text-underline-color="font-color" officeooo:rsid="000c0fe4" officeooo:paragraph-rsid="000c0fe4" style:font-size-asian="12.25pt" style:font-size-complex="14pt"/>
    </style:style>
    <style:style style:name="P6" style:family="paragraph" style:parent-style-name="Preformatted_20_Text">
      <style:text-properties fo:font-size="14pt" style:text-underline-style="solid" style:text-underline-width="auto" style:text-underline-color="font-color" officeooo:rsid="000cf8c4" officeooo:paragraph-rsid="000cf8c4" style:font-size-asian="12.25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none" style:font-size-asian="12.25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size-asian="20pt"/>
    </style:style>
    <style:style style:name="T5" style:family="text">
      <style:text-properties style:font-size-asian="20pt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cf8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the User Sees</text:p>
      <text:p text:style-name="P1"/>
      <text:p text:style-name="P1"><text:span text:style-name="T3">1</text:span>________________________________________</text:p>
      <text:p text:style-name="P1">Main menu <text:line-break/><text:span text:style-name="T1">Start Game</text:span></text:p>
      <text:p text:style-name="P1"><text:span text:style-name="T1">Rules</text:span></text:p>
      <text:p text:style-name="P1"><text:span text:style-name="T1">High Score</text:span></text:p>
      <text:p text:style-name="P1"><text:span text:style-name="T4">2</text:span><text:span text:style-name="T5">________________________________________</text:span></text:p>
      <text:p text:style-name="P1"><text:span text:style-name="T5">Popup Menu</text:span></text:p>
      <text:p text:style-name="P4">Max/Slow</text:p>
      <text:p text:style-name="P4">Radius</text:p>
      <text:p text:style-name="P2">3<text:span text:style-name="T6">________________________________________</text:span></text:p>
      <text:p text:style-name="P2"><text:span text:style-name="T6">Ship Moves</text:span></text:p>
      <text:p text:style-name="P5"><text:span text:style-name="T6">Ship moves on screen and on MiniMap</text:span></text:p>
      <text:p text:style-name="P5"><text:span text:style-name="T6">Ship orientates to relative direction of ship movement</text:span></text:p>
      <text:p text:style-name="P2">4<text:span text:style-name="T6">________________________________________</text:span></text:p>
      <text:p text:style-name="P2"><text:span text:style-name="T6">If Crash</text:span></text:p>
      <text:p text:style-name="P5"><text:span text:style-name="T6">Show speed</text:span></text:p>
      <text:p text:style-name="P5"><text:span text:style-name="T6">Show tip/</text:span><text:span text:style-name="T7">High Scores</text:span></text:p>
      <text:p text:style-name="P5"><text:span text:style-name="T6">Return to Main Menu</text:span></text:p>
      <text:p text:style-name="P2">5<text:span text:style-name="T6">________________________________________</text:span></text:p>
      <text:p text:style-name="P2"><text:span text:style-name="T6">If Good Piloting Until The End</text:span></text:p>
      <text:p text:style-name="P6"><text:span text:style-name="T6">Check Distance Traveled</text:span></text:p>
      <text:p text:style-name="P6"><text:span text:style-name="T6">Compare it Against the High Scores</text:span></text:p>
      <text:p text:style-name="P6"><text:span text:style-name="T6">InputName =&gt; Scores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3"><text:soft-page-break/><text:span text:style-name="T6">Inertia/Momentum Formulas</text:span></text:p>
      <text:p text:style-name="P3"><text:span text:style-name="T6">_________________________________________</text:span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01T16:23:28.335796691</dc:date>
    <meta:editing-duration>PT5H19M6S</meta:editing-duration>
    <meta:editing-cycles>2</meta:editing-cycles>
    <meta:generator>LibreOffice/6.3.2.2$Linux_X86_64 LibreOffice_project/30$Build-2</meta:generator>
    <meta:document-statistic meta:table-count="0" meta:image-count="0" meta:object-count="0" meta:page-count="2" meta:paragraph-count="25" meta:word-count="69" meta:character-count="611" meta:non-whitespace-character-count="566"/>
  </office:meta>
</office:document-meta>
</file>